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15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3.75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7.27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fo:font-weight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>
      <style:table-cell-properties fo:wrap-option="wrap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QTY</text:p>
          </table:table-cell>
          <table:table-cell table:style-name="ce2" office:value-type="string">
            <text:p>REFDES</text:p>
          </table:table-cell>
          <table:table-cell table:style-name="ce2" office:value-type="string">
            <text:p>PART#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DESCRIPTION</text:p>
          </table:table-cell>
          <table:table-cell table:style-name="ce1" table:number-columns-repeated="2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1,C56,C200-201</text:p>
          </table:table-cell>
          <table:table-cell office:value-type="string">
            <text:p>AVX: TPSD227K010R0050</text:p>
          </table:table-cell>
          <table:table-cell office:value-type="string">
            <text:p>220UF</text:p>
          </table:table-cell>
          <table:table-cell office:value-type="string">
            <text:p>CT_7343_IPC</text:p>
          </table:table-cell>
          <table:table-cell office:value-type="string">
            <text:p>CAPT_220UF_D7343_10V_10%_L0050</text:p>
          </table:table-cell>
          <table:table-cell table:number-columns-repeated="24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string">
            <text:p>C1-1-86,C1P-1,C1P-4,C1P-7-8,C1P-11-12,C3-5,C8-9,C9-1,C10-1-2,C11,C11-1-10,C12-1-10,C13,C13-1-10,C14-1-10,C15-1-3,C16,C16-1,C19-1,C20-1,C21,C21-1,C22,C22-1-2,C23-1,C24-1,C24-3-11,C25-1-10,C26-1,C27-1,C28-1,C29-30,C31-1,C32-1-7,C33-4-8,C33-12-16,C33-20-22,C34-4-8,C34-12-16,C34-20-22,C35-1,C36-1,C37-1,C53-54,C57,C66-75,C78-81,C90-93,C98-105,C108-109,C174-177,C179-182,C192-199,C204-205,C210,C238,CVT-3-14</text:p>
          </table:table-cell>
          <table:table-cell office:value-type="string">
            <text:p>VEN: C0402X7R160-104KN</text:p>
          </table:table-cell>
          <table:table-cell office:value-type="string">
            <text:p>0.1UF</text:p>
          </table:table-cell>
          <table:table-cell office:value-type="string">
            <text:p>C_0402_IPC</text:p>
          </table:table-cell>
          <table:table-cell office:value-type="string">
            <text:p>CAP_100NF_0402_16V_10%_X7R</text:p>
          </table:table-cell>
          <table:table-cell table:number-columns-repeated="249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string">
            <text:p>C1-87,C1P-2,C1P-5,C1P-9,C1P-13,C11-11,C12-11,C13-11,C14-11,C33-2-3,C33-10-11,C33-18-19,C34-2-3,C34-10-11,C34-18-19,C61-63,C84-86,C170-173,C184-187,C234,C237</text:p>
          </table:table-cell>
          <table:table-cell office:value-type="string">
            <text:p>KEM: C0402C103K3RAC</text:p>
          </table:table-cell>
          <table:table-cell office:value-type="string">
            <text:p>.01UF</text:p>
          </table:table-cell>
          <table:table-cell office:value-type="string">
            <text:p>C_0402_IPC</text:p>
          </table:table-cell>
          <table:table-cell office:value-type="string">
            <text:p>CAP_10NF_0402_25V_10%_X7R</text:p>
          </table:table-cell>
          <table:table-cell table:number-columns-repeated="249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C1P-3,C1P-6,C1P-10,C1P-14</text:p>
          </table:table-cell>
          <table:table-cell office:value-type="string">
            <text:p>AVX: 04023C471KAT2A</text:p>
          </table:table-cell>
          <table:table-cell office:value-type="string">
            <text:p>470PF</text:p>
          </table:table-cell>
          <table:table-cell office:value-type="string">
            <text:p>C_0402_IPC</text:p>
          </table:table-cell>
          <table:table-cell office:value-type="string">
            <text:p>CAP_470PF_0402_25V_10%_X7R</text:p>
          </table:table-cell>
          <table:table-cell table:number-columns-repeated="24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string">
            <text:p>C2,C6,C24-2,C24-12,C32,C64-65,C76-77,C82-83,C94-97,C106-107,C202-203,C216,C219</text:p>
          </table:table-cell>
          <table:table-cell office:value-type="string">
            <text:p>AVX: 1210YD226KAT2A</text:p>
          </table:table-cell>
          <table:table-cell office:value-type="string">
            <text:p>22UF</text:p>
          </table:table-cell>
          <table:table-cell office:value-type="string">
            <text:p>C_1210_IPC</text:p>
          </table:table-cell>
          <table:table-cell office:value-type="string">
            <text:p>CAP_22UF_1210_16V_10%_X5R</text:p>
          </table:table-cell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7,C23,C47,C233,C236</text:p>
          </table:table-cell>
          <table:table-cell office:value-type="string">
            <text:p>AVX: 08053C225KAT2A</text:p>
          </table:table-cell>
          <table:table-cell office:value-type="string">
            <text:p>2.2UF</text:p>
          </table:table-cell>
          <table:table-cell office:value-type="string">
            <text:p>C_0805_IPC</text:p>
          </table:table-cell>
          <table:table-cell office:value-type="string">
            <text:p>CAP_2R2UF_0805_25V_10%_X7R</text:p>
          </table:table-cell>
          <table:table-cell table:number-columns-repeated="24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10,C12,C15,C17,C208-209,CVT-1-2</text:p>
          </table:table-cell>
          <table:table-cell office:value-type="string">
            <text:p>AVX: TPSD337K004R0035</text:p>
          </table:table-cell>
          <table:table-cell office:value-type="string">
            <text:p>330UF</text:p>
          </table:table-cell>
          <table:table-cell office:value-type="string">
            <text:p>CT_7343_IPC</text:p>
          </table:table-cell>
          <table:table-cell office:value-type="string">
            <text:p>CAPT_330UF_D7343_4V_10%_L0035</text:p>
          </table:table-cell>
          <table:table-cell table:number-columns-repeated="24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11-12,C12-12,C13-12,C14-12</text:p>
          </table:table-cell>
          <table:table-cell office:value-type="string">
            <text:p>AVX: 04023A010KAT2A</text:p>
          </table:table-cell>
          <table:table-cell office:value-type="string">
            <text:p>1PF</text:p>
          </table:table-cell>
          <table:table-cell office:value-type="string">
            <text:p>C_0402_IPC</text:p>
          </table:table-cell>
          <table:table-cell office:value-type="string">
            <text:p>CAP_1PF_0402_25V_10%_COG</text:p>
          </table:table-cell>
          <table:table-cell table:number-columns-repeated="24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C14,C18-20,C31</text:p>
          </table:table-cell>
          <table:table-cell office:value-type="string">
            <text:p>AVX: 04023C221KAT2A</text:p>
          </table:table-cell>
          <table:table-cell office:value-type="string">
            <text:p>220PF</text:p>
          </table:table-cell>
          <table:table-cell office:value-type="string">
            <text:p>C_0402_IPC</text:p>
          </table:table-cell>
          <table:table-cell office:value-type="string">
            <text:p>CAP_220PF_0402_25V_10%_X7R</text:p>
          </table:table-cell>
          <table:table-cell table:number-columns-repeated="24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C24-28</text:p>
          </table:table-cell>
          <table:table-cell office:value-type="string">
            <text:p>AVX: 08056D106KAT2A</text:p>
          </table:table-cell>
          <table:table-cell office:value-type="string">
            <text:p>10UF</text:p>
          </table:table-cell>
          <table:table-cell office:value-type="string">
            <text:p>C_0805_IPC</text:p>
          </table:table-cell>
          <table:table-cell office:value-type="string">
            <text:p>CAP_10UF_0805_6R3V_10%_X5R</text:p>
          </table:table-cell>
          <table:table-cell table:number-columns-repeated="24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C32-8,C228,C231-232,C235</text:p>
          </table:table-cell>
          <table:table-cell office:value-type="string">
            <text:p>AVX: 0805ZD475KAT2A</text:p>
          </table:table-cell>
          <table:table-cell office:value-type="string">
            <text:p>4.7UF</text:p>
          </table:table-cell>
          <table:table-cell office:value-type="string">
            <text:p>C_0805_IPC</text:p>
          </table:table-cell>
          <table:table-cell office:value-type="string">
            <text:p>CAP_4R7UF_0805_10V_10%_X5R</text:p>
          </table:table-cell>
          <table:table-cell table:number-columns-repeated="24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32-9</text:p>
          </table:table-cell>
          <table:table-cell office:value-type="string">
            <text:p>AVX: 04023C222KAT2A</text:p>
          </table:table-cell>
          <table:table-cell office:value-type="string">
            <text:p>2200PF</text:p>
          </table:table-cell>
          <table:table-cell office:value-type="string">
            <text:p>C_0402_IPC</text:p>
          </table:table-cell>
          <table:table-cell office:value-type="string">
            <text:p>CAP_2R2NF_0402_25V_10%_X7R</text:p>
          </table:table-cell>
          <table:table-cell table:number-columns-repeated="24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C33-1,C33-9,C33-17,C34-1,C34-9,C34-17,C58</text:p>
          </table:table-cell>
          <table:table-cell office:value-type="string">
            <text:p>AVX: 04023C102KAT2A</text:p>
          </table:table-cell>
          <table:table-cell office:value-type="string">
            <text:p>1000PF</text:p>
          </table:table-cell>
          <table:table-cell office:value-type="string">
            <text:p>C_0402_IPC</text:p>
          </table:table-cell>
          <table:table-cell office:value-type="string">
            <text:p>CAP_1NF_0402_25V_10%_X7R</text:p>
          </table:table-cell>
          <table:table-cell table:number-columns-repeated="24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48-49,C51-52</text:p>
          </table:table-cell>
          <table:table-cell office:value-type="string">
            <text:p>AVX: 04023A180KAT2A</text:p>
          </table:table-cell>
          <table:table-cell office:value-type="string">
            <text:p>18PF</text:p>
          </table:table-cell>
          <table:table-cell office:value-type="string">
            <text:p>C_0402_IPC</text:p>
          </table:table-cell>
          <table:table-cell office:value-type="string">
            <text:p>CAP_18PF_0402_25V_10%_COG</text:p>
          </table:table-cell>
          <table:table-cell table:number-columns-repeated="24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C178,C183</text:p>
          </table:table-cell>
          <table:table-cell office:value-type="string">
            <text:p>AVX: 1808GC102KAT2A</text:p>
          </table:table-cell>
          <table:table-cell office:value-type="string">
            <text:p>1000PF,2KV</text:p>
          </table:table-cell>
          <table:table-cell office:value-type="string">
            <text:p>C_1808_AVX</text:p>
          </table:table-cell>
          <table:table-cell office:value-type="string">
            <text:p>CAP_1NF_1808_2KV_10%_X7R</text:p>
          </table:table-cell>
          <table:table-cell table:number-columns-repeated="24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C206,C211</text:p>
          </table:table-cell>
          <table:table-cell office:value-type="string">
            <text:p>KEM: C0805C105K4RAC</text:p>
          </table:table-cell>
          <table:table-cell office:value-type="string">
            <text:p>1UF</text:p>
          </table:table-cell>
          <table:table-cell office:value-type="string">
            <text:p>C_0805_IPC</text:p>
          </table:table-cell>
          <table:table-cell office:value-type="string">
            <text:p>CAP_1UF_0805_16V_10%_X7R</text:p>
          </table:table-cell>
          <table:table-cell table:number-columns-repeated="24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C207</text:p>
          </table:table-cell>
          <table:table-cell office:value-type="string">
            <text:p>AVX: TPSC106M025R0500</text:p>
          </table:table-cell>
          <table:table-cell office:value-type="string">
            <text:p>10UF</text:p>
          </table:table-cell>
          <table:table-cell office:value-type="string">
            <text:p>CT_6032_IPC</text:p>
          </table:table-cell>
          <table:table-cell office:value-type="string">
            <text:p>CAPT_10UF_C6032_25V_20%_L0500</text:p>
          </table:table-cell>
          <table:table-cell table:number-columns-repeated="24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C217-218,C229-230,CB-1-16</text:p>
          </table:table-cell>
          <table:table-cell office:value-type="string">
            <text:p>AVX: TPSB107K006R</text:p>
          </table:table-cell>
          <table:table-cell office:value-type="string">
            <text:p>100UF</text:p>
          </table:table-cell>
          <table:table-cell office:value-type="string">
            <text:p>CT_3528_IPC</text:p>
          </table:table-cell>
          <table:table-cell office:value-type="string">
            <text:p>CAPT_100UF_3528_6R3V_10%_LXXXX</text:p>
          </table:table-cell>
          <table:table-cell table:number-columns-repeated="24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CC1-23</text:p>
          </table:table-cell>
          <table:table-cell office:value-type="string">
            <text:p>AVX: 04023A240KAT2A</text:p>
          </table:table-cell>
          <table:table-cell office:value-type="string">
            <text:p>24PF</text:p>
          </table:table-cell>
          <table:table-cell office:value-type="string">
            <text:p>C_0402_IPC</text:p>
          </table:table-cell>
          <table:table-cell office:value-type="string">
            <text:p>CAP_24PF_0402_25V_10%_COG</text:p>
          </table:table-cell>
          <table:table-cell table:number-columns-repeated="24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E-1-2,CE-5-6</text:p>
          </table:table-cell>
          <table:table-cell office:value-type="string">
            <text:p>AVX: 04023C101KAT2A</text:p>
          </table:table-cell>
          <table:table-cell office:value-type="string">
            <text:p>100PF</text:p>
          </table:table-cell>
          <table:table-cell office:value-type="string">
            <text:p>C_0402_IPC</text:p>
          </table:table-cell>
          <table:table-cell office:value-type="string">
            <text:p>CAP_100PF_0402_25V_10%_X7R</text:p>
          </table:table-cell>
          <table:table-cell table:number-columns-repeated="24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CLM1-20</text:p>
          </table:table-cell>
          <table:table-cell office:value-type="string">
            <text:p>YAG: 0402CG829D9B200</text:p>
          </table:table-cell>
          <table:table-cell office:value-type="string">
            <text:p>8.2PF</text:p>
          </table:table-cell>
          <table:table-cell office:value-type="string">
            <text:p>C_0402_IPC</text:p>
          </table:table-cell>
          <table:table-cell office:value-type="string">
            <text:p>CAP_8R2PF_0402_50V_10%_COG</text:p>
          </table:table-cell>
          <table:table-cell table:number-columns-repeated="24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CR1-4</text:p>
          </table:table-cell>
          <table:table-cell office:value-type="string">
            <text:p>FAI: QTLP630C-4</text:p>
          </table:table-cell>
          <table:table-cell office:value-type="string">
            <text:p>GRN</text:p>
          </table:table-cell>
          <table:table-cell office:value-type="string">
            <text:p>LED_0805</text:p>
          </table:table-cell>
          <table:table-cell office:value-type="string">
            <text:p>DIODE_LED_0805_GRN</text:p>
          </table:table-cell>
          <table:table-cell office:value-type="string">
            <text:p>OBSOLETE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R5-6</text:p>
          </table:table-cell>
          <table:table-cell office:value-type="string">
            <text:p>FAI: QTLP630C-2</text:p>
          </table:table-cell>
          <table:table-cell office:value-type="string">
            <text:p>RED</text:p>
          </table:table-cell>
          <table:table-cell office:value-type="string">
            <text:p>LED_0805</text:p>
          </table:table-cell>
          <table:table-cell office:value-type="string">
            <text:p>DIODE_LED_0805_RED</text:p>
          </table:table-cell>
          <table:table-cell office:value-type="string">
            <text:p>OBSOLETE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VIS: BAV70-V</text:p>
          </table:table-cell>
          <table:table-cell office:value-type="string">
            <text:p>BAV70</text:p>
          </table:table-cell>
          <table:table-cell office:value-type="string">
            <text:p>SOT_23_3</text:p>
          </table:table-cell>
          <table:table-cell office:value-type="string">
            <text:p>DIODE_SIG_SOT23_150MA_BAV70</text:p>
          </table:table-cell>
          <table:table-cell table:number-columns-repeated="24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8-9</text:p>
          </table:table-cell>
          <table:table-cell office:value-type="string">
            <text:p>RAY: MICROSMD010F</text:p>
          </table:table-cell>
          <table:table-cell office:value-type="string">
            <text:p>100MA</text:p>
          </table:table-cell>
          <table:table-cell office:value-type="string">
            <text:p>FU_1210</text:p>
          </table:table-cell>
          <table:table-cell office:value-type="string">
            <text:p>FUSE_100MA_1210_SMT</text:p>
          </table:table-cell>
          <table:table-cell table:number-columns-repeated="24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F10-12</text:p>
          </table:table-cell>
          <table:table-cell office:value-type="string">
            <text:p>LIF: 1206L050</text:p>
          </table:table-cell>
          <table:table-cell office:value-type="string">
            <text:p>500MA</text:p>
          </table:table-cell>
          <table:table-cell office:value-type="string">
            <text:p>FU_1206L</text:p>
          </table:table-cell>
          <table:table-cell office:value-type="string">
            <text:p>FUSE_500MA_1206_SMT_PTC</text:p>
          </table:table-cell>
          <table:table-cell table:number-columns-repeated="24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FH1-2</text:p>
          </table:table-cell>
          <table:table-cell office:value-type="string">
            <text:p>LIF: 154010</text:p>
          </table:table-cell>
          <table:table-cell office:value-type="string">
            <text:p>10A HOLDER</text:p>
          </table:table-cell>
          <table:table-cell office:value-type="string">
            <text:p>154_SERIES</text:p>
          </table:table-cell>
          <table:table-cell office:value-type="string">
            <text:p>FUSE_10A_SMT_HOLDER</text:p>
          </table:table-cell>
          <table:table-cell table:number-columns-repeated="24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H3-5</text:p>
          </table:table-cell>
          <table:table-cell office:value-type="string">
            <text:p>LIF: 154005</text:p>
          </table:table-cell>
          <table:table-cell office:value-type="string">
            <text:p>5A HOLDER</text:p>
          </table:table-cell>
          <table:table-cell office:value-type="string">
            <text:p>154_SERIES</text:p>
          </table:table-cell>
          <table:table-cell office:value-type="string">
            <text:p>FUSE_5A_SMT_HOLDER</text:p>
          </table:table-cell>
          <table:table-cell table:number-columns-repeated="24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FH6-7</text:p>
          </table:table-cell>
          <table:table-cell office:value-type="string">
            <text:p>LIF: 154008</text:p>
          </table:table-cell>
          <table:table-cell office:value-type="string">
            <text:p>8A HOLDER</text:p>
          </table:table-cell>
          <table:table-cell office:value-type="string">
            <text:p>154_SERIES</text:p>
          </table:table-cell>
          <table:table-cell office:value-type="string">
            <text:p>FUSE_8A_SMT_HOLDER</text:p>
          </table:table-cell>
          <table:table-cell table:number-columns-repeated="24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H1-4</text:p>
          </table:table-cell>
          <table:table-cell office:value-type="string">
            <text:p>NA</text:p>
          </table:table-cell>
          <table:table-cell office:value-type="string">
            <text:p>P TEST</text:p>
          </table:table-cell>
          <table:table-cell table:number-columns-repeated="2" office:value-type="string">
            <text:p>HOLE_P_7MMPAD_3MMDRL</text:p>
          </table:table-cell>
          <table:table-cell table:number-columns-repeated="24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AMP: 5767054-1</text:p>
          </table:table-cell>
          <table:table-cell office:value-type="string">
            <text:p>.25IN F SMT</text:p>
          </table:table-cell>
          <table:table-cell office:value-type="string">
            <text:p>767054-1</text:p>
          </table:table-cell>
          <table:table-cell office:value-type="string">
            <text:p>CON_MICTOR_2X19_F_VT_0R25_SMT</text:p>
          </table:table-cell>
          <table:table-cell table:number-columns-repeated="24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string">
            <text:p>J2,J4-7,J10-11</text:p>
          </table:table-cell>
          <table:table-cell office:value-type="string">
            <text:p>SAM: TSM-102-01-TM-SV</text:p>
          </table:table-cell>
          <table:table-cell office:value-type="string">
            <text:p>0.1IN M SMT</text:p>
          </table:table-cell>
          <table:table-cell office:value-type="string">
            <text:p>TSM_2X1_SV</text:p>
          </table:table-cell>
          <table:table-cell office:value-type="string">
            <text:p>CON_HDR_1X2_M_VT_0R1_SMT</text:p>
          </table:table-cell>
          <table:table-cell table:number-columns-repeated="24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SAM: TSM-102-01-TM-DV</text:p>
          </table:table-cell>
          <table:table-cell office:value-type="string">
            <text:p>.1IN M SMT</text:p>
          </table:table-cell>
          <table:table-cell office:value-type="string">
            <text:p>TSM_2X2_DV</text:p>
          </table:table-cell>
          <table:table-cell office:value-type="string">
            <text:p>CON_HDR_2X2_M_VT_0R1_SMT</text:p>
          </table:table-cell>
          <table:table-cell table:number-columns-repeated="24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J8-9</text:p>
          </table:table-cell>
          <table:table-cell office:value-type="string">
            <text:p>AMP: 2-406549-8</text:p>
          </table:table-cell>
          <table:table-cell office:value-type="string">
            <text:p>F TH</text:p>
          </table:table-cell>
          <table:table-cell office:value-type="string">
            <text:p>RJ45_8POS</text:p>
          </table:table-cell>
          <table:table-cell office:value-type="string">
            <text:p>CON_RJ45_1X8_F_RA_TH_2BILEDYG</text:p>
          </table:table-cell>
          <table:table-cell table:number-columns-repeated="24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L1-7</text:p>
          </table:table-cell>
          <table:table-cell office:value-type="string">
            <text:p>MUR: BLM21B601SPT</text:p>
          </table:table-cell>
          <table:table-cell office:value-type="string">
            <text:p>600OHM 200MA</text:p>
          </table:table-cell>
          <table:table-cell office:value-type="string">
            <text:p>L_0805_IPC</text:p>
          </table:table-cell>
          <table:table-cell office:value-type="string">
            <text:p>IND_BEAD_0805_600OHM_200MA</text:p>
          </table:table-cell>
          <table:table-cell table:number-columns-repeated="24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string">
            <text:p>L8-19</text:p>
          </table:table-cell>
          <table:table-cell office:value-type="string">
            <text:p>MUR: BLM18PG181SN1X</text:p>
          </table:table-cell>
          <table:table-cell office:value-type="string">
            <text:p>180OHM 1.5A</text:p>
          </table:table-cell>
          <table:table-cell office:value-type="string">
            <text:p>L_0603</text:p>
          </table:table-cell>
          <table:table-cell office:value-type="string">
            <text:p>IND_BEAD_0603_180OHM_1R5A_25%</text:p>
          </table:table-cell>
          <table:table-cell table:number-columns-repeated="24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L20-21</text:p>
          </table:table-cell>
          <table:table-cell office:value-type="string">
            <text:p>VIS: IHLP-2525CZ-RZ-1R5-M-01</text:p>
          </table:table-cell>
          <table:table-cell office:value-type="string">
            <text:p>1.5UH</text:p>
          </table:table-cell>
          <table:table-cell office:value-type="string">
            <text:p>FDV0630_IHLP</text:p>
          </table:table-cell>
          <table:table-cell office:value-type="string">
            <text:p>IND_1R5UH_7MMX7MM_9A_SMT</text:p>
          </table:table-cell>
          <table:table-cell table:number-columns-repeated="24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SAM: TSM-108-01-TM-DV-P</text:p>
          </table:table-cell>
          <table:table-cell office:value-type="string">
            <text:p>.1IN M SMT</text:p>
          </table:table-cell>
          <table:table-cell office:value-type="string">
            <text:p>TSM_8X2_DV</text:p>
          </table:table-cell>
          <table:table-cell office:value-type="string">
            <text:p>CON_HDR_2X8_M_VT_0R1_SMT</text:p>
          </table:table-cell>
          <table:table-cell table:number-columns-repeated="24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P2-3</text:p>
          </table:table-cell>
          <table:table-cell office:value-type="string">
            <text:p>NOR: 182-009-112-171</text:p>
          </table:table-cell>
          <table:table-cell office:value-type="string">
            <text:p>9P DSUB MALE</text:p>
          </table:table-cell>
          <table:table-cell office:value-type="string">
            <text:p>87203-6043</text:p>
          </table:table-cell>
          <table:table-cell office:value-type="string">
            <text:p>CON_DSUB_9_M_RA_TH</text:p>
          </table:table-cell>
          <table:table-cell table:number-columns-repeated="24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P4,P11</text:p>
          </table:table-cell>
          <table:table-cell office:value-type="string">
            <text:p>SAM: TSM-105-01-TM-SV</text:p>
          </table:table-cell>
          <table:table-cell office:value-type="string">
            <text:p>0.1IN M SMT</text:p>
          </table:table-cell>
          <table:table-cell office:value-type="string">
            <text:p>TSM_5X1_SV</text:p>
          </table:table-cell>
          <table:table-cell office:value-type="string">
            <text:p>CON_HDR_1X5_M_VT_0R1_SMT</text:p>
          </table:table-cell>
          <table:table-cell table:number-columns-repeated="24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P5-6</text:p>
          </table:table-cell>
          <table:table-cell office:value-type="string">
            <text:p>AMP: 292304-1</text:p>
          </table:table-cell>
          <table:table-cell office:value-type="string">
            <text:p>F TH</text:p>
          </table:table-cell>
          <table:table-cell office:value-type="string">
            <text:p>787780_TH</text:p>
          </table:table-cell>
          <table:table-cell office:value-type="string">
            <text:p>CON_USBB_1X4_F_RA_TH</text:p>
          </table:table-cell>
          <table:table-cell table:number-columns-repeated="24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P7</text:p>
          </table:table-cell>
          <table:table-cell office:value-type="string">
            <text:p>AMP: 292303-1</text:p>
          </table:table-cell>
          <table:table-cell office:value-type="string">
            <text:p>F TH</text:p>
          </table:table-cell>
          <table:table-cell office:value-type="string">
            <text:p>787616_TH</text:p>
          </table:table-cell>
          <table:table-cell office:value-type="string">
            <text:p>CON_USBA_1X4_F_RA_TH</text:p>
          </table:table-cell>
          <table:table-cell table:number-columns-repeated="24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P8-9</text:p>
          </table:table-cell>
          <table:table-cell office:value-type="string">
            <text:p>AMP: 5145154-4</text:p>
          </table:table-cell>
          <table:table-cell office:value-type="string">
            <text:p>32-BIT</text:p>
          </table:table-cell>
          <table:table-cell office:value-type="string">
            <text:p>145154-4</text:p>
          </table:table-cell>
          <table:table-cell office:value-type="string">
            <text:p>CON_PCI_F_VT_3R3V_KEY_32BIT</text:p>
          </table:table-cell>
          <table:table-cell table:number-columns-repeated="24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P10</text:p>
          </table:table-cell>
          <table:table-cell office:value-type="string">
            <text:p>SAM: TSM-105-01-TM-DV-P</text:p>
          </table:table-cell>
          <table:table-cell office:value-type="string">
            <text:p>0.1IN M SMT</text:p>
          </table:table-cell>
          <table:table-cell office:value-type="string">
            <text:p>TSM_5X2_DV</text:p>
          </table:table-cell>
          <table:table-cell office:value-type="string">
            <text:p>CON_HDR_2X5_M_VT_0R1_SMT</text:p>
          </table:table-cell>
          <table:table-cell table:number-columns-repeated="24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P12</text:p>
          </table:table-cell>
          <table:table-cell office:value-type="string">
            <text:p>SAM: QSH-060-01-F-D-A-K</text:p>
          </table:table-cell>
          <table:table-cell office:value-type="string">
            <text:p>.5MM F SMT</text:p>
          </table:table-cell>
          <table:table-cell office:value-type="string">
            <text:p>QSH_60X2</text:p>
          </table:table-cell>
          <table:table-cell office:value-type="string">
            <text:p>CON_SKT_60X2_F_VT_R5MM_SMT</text:p>
          </table:table-cell>
          <table:table-cell table:number-columns-repeated="24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WR-1</text:p>
          </table:table-cell>
          <table:table-cell office:value-type="string">
            <text:p>CUI: PJ002AH-SMT</text:p>
          </table:table-cell>
          <table:table-cell table:number-columns-repeated="2" office:value-type="string">
            <text:p>PJ-002AH-SMT</text:p>
          </table:table-cell>
          <table:table-cell office:value-type="string">
            <text:p>CON_PWR_4PIN_M_RA_SMT</text:p>
          </table:table-cell>
          <table:table-cell table:number-columns-repeated="24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PWR-2</text:p>
          </table:table-cell>
          <table:table-cell office:value-type="string">
            <text:p>PHC: 1935161 (DIG: 277-1667-N)</text:p>
          </table:table-cell>
          <table:table-cell office:value-type="string">
            <text:p>TERM BLOCK</text:p>
          </table:table-cell>
          <table:table-cell office:value-type="string">
            <text:p>1935161_T</text:p>
          </table:table-cell>
          <table:table-cell office:value-type="string">
            <text:p>CON_TERM_1X2_F_R_14AWG_15A_TH</text:p>
          </table:table-cell>
          <table:table-cell table:number-columns-repeated="24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Q1-2</text:p>
          </table:table-cell>
          <table:table-cell office:value-type="string">
            <text:p>VIS: SI7540DP-E3</text:p>
          </table:table-cell>
          <table:table-cell office:value-type="string">
            <text:p>SI7540DP</text:p>
          </table:table-cell>
          <table:table-cell office:value-type="string">
            <text:p>PPAK_SO-8</text:p>
          </table:table-cell>
          <table:table-cell office:value-type="string">
            <text:p>XSTR_PWR_PNFET_PPKSO8_SI7540DP</text:p>
          </table:table-cell>
          <table:table-cell table:number-columns-repeated="24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4" office:value-type="string">
            <text:p>R1</text:p>
          </table:table-cell>
          <table:table-cell office:value-type="string">
            <text:p>YAE: 9C08052A10R0JEPF3</text:p>
          </table:table-cell>
          <table:table-cell office:value-type="float" office:value="10">
            <text:p>10</text:p>
          </table:table-cell>
          <table:table-cell office:value-type="string">
            <text:p>R_0805_IPC</text:p>
          </table:table-cell>
          <table:table-cell office:value-type="string">
            <text:p>RES_10_0805_5%</text:p>
          </table:table-cell>
          <table:table-cell table:number-columns-repeated="24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R2,RSET2,RSET4,RSET9,RSET11</text:p>
          </table:table-cell>
          <table:table-cell office:value-type="string">
            <text:p>YAE: 9C04021A2212FKPF3</text:p>
          </table:table-cell>
          <table:table-cell office:value-type="string">
            <text:p>22.1K, 1%</text:p>
          </table:table-cell>
          <table:table-cell office:value-type="string">
            <text:p>R_0402_IPC</text:p>
          </table:table-cell>
          <table:table-cell office:value-type="string">
            <text:p>RES_22R1K_0402_1%</text:p>
          </table:table-cell>
          <table:table-cell table:number-columns-repeated="24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string">
            <text:p>R3,R5,R41,R88-89,R183-186</text:p>
          </table:table-cell>
          <table:table-cell office:value-type="string">
            <text:p>YAE: 9C04021A1502JEPF3</text:p>
          </table:table-cell>
          <table:table-cell office:value-type="string">
            <text:p>15K</text:p>
          </table:table-cell>
          <table:table-cell office:value-type="string">
            <text:p>R_0402_IPC</text:p>
          </table:table-cell>
          <table:table-cell office:value-type="string">
            <text:p>RES_15K_0402_5%</text:p>
          </table:table-cell>
          <table:table-cell table:number-columns-repeated="24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string">
            <text:p>R4,RSET3,RSET8</text:p>
          </table:table-cell>
          <table:table-cell office:value-type="string">
            <text:p>YAE: 9C04021A3322FKPF3</text:p>
          </table:table-cell>
          <table:table-cell office:value-type="string">
            <text:p>33.2K, 1%</text:p>
          </table:table-cell>
          <table:table-cell office:value-type="string">
            <text:p>R_0402_IPC</text:p>
          </table:table-cell>
          <table:table-cell office:value-type="string">
            <text:p>RES_33R2K_0402_1%</text:p>
          </table:table-cell>
          <table:table-cell table:number-columns-repeated="24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string">
            <text:p>R6,R43-48</text:p>
          </table:table-cell>
          <table:table-cell office:value-type="string">
            <text:p>YAE: 9C04021A1200JEPF3</text:p>
          </table:table-cell>
          <table:table-cell office:value-type="string">
            <text:p>120, 1%</text:p>
          </table:table-cell>
          <table:table-cell office:value-type="string">
            <text:p>R_0402_IPC</text:p>
          </table:table-cell>
          <table:table-cell office:value-type="string">
            <text:p>RES_120_0402_1%</text:p>
          </table:table-cell>
          <table:table-cell table:number-columns-repeated="24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string">
            <text:p>R7,R27-35,R60-82,R117-118,R180-181,R204-206,RO33-35</text:p>
          </table:table-cell>
          <table:table-cell office:value-type="string">
            <text:p>YAE: 9C04021A3301JEPF3</text:p>
          </table:table-cell>
          <table:table-cell office:value-type="string">
            <text:p>3.3K</text:p>
          </table:table-cell>
          <table:table-cell office:value-type="string">
            <text:p>R_0402_IPC</text:p>
          </table:table-cell>
          <table:table-cell office:value-type="string">
            <text:p>RES_3R3K_0402_5%</text:p>
          </table:table-cell>
          <table:table-cell table:number-columns-repeated="24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string">
            <text:p>R10-22,RE-1-2</text:p>
          </table:table-cell>
          <table:table-cell office:value-type="string">
            <text:p>YAE: 9C04021A0R00JEPF3</text:p>
          </table:table-cell>
          <table:table-cell office:value-type="float" office:value="0">
            <text:p>0</text:p>
          </table:table-cell>
          <table:table-cell office:value-type="string">
            <text:p>R_0402_IPC</text:p>
          </table:table-cell>
          <table:table-cell office:value-type="string">
            <text:p>RES_0_0402_5%</text:p>
          </table:table-cell>
          <table:table-cell table:number-columns-repeated="24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string">
            <text:p>R23-25,R83-85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  <table:table-cell office:value-type="string">
            <text:p>R_0402_IPC</text:p>
          </table:table-cell>
          <table:table-cell office:value-type="string">
            <text:p>RES_1K_0402_5%</text:p>
          </table:table-cell>
          <table:table-cell table:number-columns-repeated="24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string">
            <text:p>R26,RS-1-13</text:p>
          </table:table-cell>
          <table:table-cell office:value-type="string">
            <text:p>YAE: 9C04021A33R0JEPF3</text:p>
          </table:table-cell>
          <table:table-cell office:value-type="float" office:value="33">
            <text:p>33</text:p>
          </table:table-cell>
          <table:table-cell office:value-type="string">
            <text:p>R_0402_IPC</text:p>
          </table:table-cell>
          <table:table-cell office:value-type="string">
            <text:p>RES_33_0402_5%</text:p>
          </table:table-cell>
          <table:table-cell table:number-columns-repeated="24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string">
            <text:p>R36-40,R59,R86-87,R190-196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  <table:table-cell office:value-type="string">
            <text:p>R_0402_IPC</text:p>
          </table:table-cell>
          <table:table-cell office:value-type="string">
            <text:p>RES_10K_0402_5%</text:p>
          </table:table-cell>
          <table:table-cell table:number-columns-repeated="24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string">
            <text:p>R42,R197,R199-203</text:p>
          </table:table-cell>
          <table:table-cell office:value-type="string">
            <text:p>YAE: 9C04021A180RJEPF3</text:p>
          </table:table-cell>
          <table:table-cell office:value-type="float" office:value="180">
            <text:p>180</text:p>
          </table:table-cell>
          <table:table-cell office:value-type="string">
            <text:p>R_0402_IPC</text:p>
          </table:table-cell>
          <table:table-cell office:value-type="string">
            <text:p>RES_180_0402_5%</text:p>
          </table:table-cell>
          <table:table-cell table:number-columns-repeated="249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string">
            <text:p>R49-58</text:p>
          </table:table-cell>
          <table:table-cell office:value-type="string">
            <text:p>YAE: 9C04021A2701JEPF3</text:p>
          </table:table-cell>
          <table:table-cell office:value-type="string">
            <text:p>2.7K</text:p>
          </table:table-cell>
          <table:table-cell office:value-type="string">
            <text:p>R_0402_IPC</text:p>
          </table:table-cell>
          <table:table-cell office:value-type="string">
            <text:p>RES_2R7K_0402_5%</text:p>
          </table:table-cell>
          <table:table-cell table:number-columns-repeated="249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string">
            <text:p>R90-102,R123-134</text:p>
          </table:table-cell>
          <table:table-cell office:value-type="string">
            <text:p>YAE: 9C04021A22R1FKPF3</text:p>
          </table:table-cell>
          <table:table-cell office:value-type="string">
            <text:p>22.1, 1%</text:p>
          </table:table-cell>
          <table:table-cell office:value-type="string">
            <text:p>R_0402_IPC</text:p>
          </table:table-cell>
          <table:table-cell office:value-type="string">
            <text:p>RES_22R1_0402_1%</text:p>
          </table:table-cell>
          <table:table-cell table:number-columns-repeated="24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string">
            <text:p>R103-110,R135-142</text:p>
          </table:table-cell>
          <table:table-cell office:value-type="string">
            <text:p>YAE: 9C04021A49R9FKPF3</text:p>
          </table:table-cell>
          <table:table-cell office:value-type="string">
            <text:p>49.9, 1%</text:p>
          </table:table-cell>
          <table:table-cell office:value-type="string">
            <text:p>R_0402_IPC</text:p>
          </table:table-cell>
          <table:table-cell office:value-type="string">
            <text:p>RES_49R9_0402_1%</text:p>
          </table:table-cell>
          <table:table-cell table:number-columns-repeated="24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string">
            <text:p>R111-114,R143-146,R178-179</text:p>
          </table:table-cell>
          <table:table-cell office:value-type="string">
            <text:p>YAE: 9C04021A75R0JEPF3</text:p>
          </table:table-cell>
          <table:table-cell office:value-type="float" office:value="75">
            <text:p>75</text:p>
          </table:table-cell>
          <table:table-cell office:value-type="string">
            <text:p>R_0402_IPC</text:p>
          </table:table-cell>
          <table:table-cell office:value-type="string">
            <text:p>RES_75_0402_5%</text:p>
          </table:table-cell>
          <table:table-cell table:number-columns-repeated="24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R115-116,R147-148</text:p>
          </table:table-cell>
          <table:table-cell office:value-type="string">
            <text:p>YAE: 9C04021A300RJEPF3</text:p>
          </table:table-cell>
          <table:table-cell office:value-type="float" office:value="300">
            <text:p>300</text:p>
          </table:table-cell>
          <table:table-cell office:value-type="string">
            <text:p>R_0402_IPC</text:p>
          </table:table-cell>
          <table:table-cell office:value-type="string">
            <text:p>RES_300_0402_5%</text:p>
          </table:table-cell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R119-120,R149</text:p>
          </table:table-cell>
          <table:table-cell office:value-type="string">
            <text:p>YAE: 9C04021A4701JEPF3</text:p>
          </table:table-cell>
          <table:table-cell office:value-type="string">
            <text:p>4.7K</text:p>
          </table:table-cell>
          <table:table-cell office:value-type="string">
            <text:p>R_0402_IPC</text:p>
          </table:table-cell>
          <table:table-cell office:value-type="string">
            <text:p>RES_4R7K_0402_5%</text:p>
          </table:table-cell>
          <table:table-cell table:number-columns-repeated="24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string">
            <text:p>R121-122,R150-177,RO6-8</text:p>
          </table:table-cell>
          <table:table-cell office:value-type="string">
            <text:p>YAE: 9C04021A4991FKPF3</text:p>
          </table:table-cell>
          <table:table-cell office:value-type="string">
            <text:p>4.99K, 1%</text:p>
          </table:table-cell>
          <table:table-cell office:value-type="string">
            <text:p>R_0402_IPC</text:p>
          </table:table-cell>
          <table:table-cell office:value-type="string">
            <text:p>RES_4R99K_0402_1%</text:p>
          </table:table-cell>
          <table:table-cell table:number-columns-repeated="24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4" office:value-type="string">
            <text:p>R182</text:p>
          </table:table-cell>
          <table:table-cell office:value-type="string">
            <text:p>PAN: ERJ-2RKF3401X</text:p>
          </table:table-cell>
          <table:table-cell office:value-type="string">
            <text:p>3.40K, 1%</text:p>
          </table:table-cell>
          <table:table-cell office:value-type="string">
            <text:p>R_0402_IPC</text:p>
          </table:table-cell>
          <table:table-cell office:value-type="string">
            <text:p>RES_3R40K_0402_1%</text:p>
          </table:table-cell>
          <table:table-cell table:number-columns-repeated="24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style-name="ce4" office:value-type="string">
            <text:p>R187</text:p>
          </table:table-cell>
          <table:table-cell office:value-type="string">
            <text:p>YAE: 9C04021A1202FKPF3</text:p>
          </table:table-cell>
          <table:table-cell office:value-type="string">
            <text:p>12K, 1%</text:p>
          </table:table-cell>
          <table:table-cell office:value-type="string">
            <text:p>R_0402_IPC</text:p>
          </table:table-cell>
          <table:table-cell office:value-type="string">
            <text:p>RES_12K_0402_1%</text:p>
          </table:table-cell>
          <table:table-cell table:number-columns-repeated="24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string">
            <text:p>RDS1-23</text:p>
          </table:table-cell>
          <table:table-cell office:value-type="string">
            <text:p>YAE: RC0402JR-073R3L</text:p>
          </table:table-cell>
          <table:table-cell office:value-type="float" office:value="3.3">
            <text:p>3.3</text:p>
          </table:table-cell>
          <table:table-cell office:value-type="string">
            <text:p>R_0402_IPC</text:p>
          </table:table-cell>
          <table:table-cell office:value-type="string">
            <text:p>RES_3R3_0402_5%</text:p>
          </table:table-cell>
          <table:table-cell table:number-columns-repeated="24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RDS24-103</text:p>
          </table:table-cell>
          <table:table-cell office:value-type="string">
            <text:p>YAE: RC0402JR-0722RL</text:p>
          </table:table-cell>
          <table:table-cell office:value-type="float" office:value="22">
            <text:p>22</text:p>
          </table:table-cell>
          <table:table-cell office:value-type="string">
            <text:p>R_0402_IPC</text:p>
          </table:table-cell>
          <table:table-cell office:value-type="string">
            <text:p>RES_22_0402_5%</text:p>
          </table:table-cell>
          <table:table-cell table:number-columns-repeated="24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RDT1-23</text:p>
          </table:table-cell>
          <table:table-cell office:value-type="string">
            <text:p>YAE: 9C04021A47R0JEPF3</text:p>
          </table:table-cell>
          <table:table-cell office:value-type="float" office:value="47">
            <text:p>47</text:p>
          </table:table-cell>
          <table:table-cell office:value-type="string">
            <text:p>R_0402_IPC</text:p>
          </table:table-cell>
          <table:table-cell office:value-type="string">
            <text:p>RES_47_0402_5%</text:p>
          </table:table-cell>
          <table:table-cell table:number-columns-repeated="24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string">
            <text:p>RO1-5,RO31-32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  <table:table-cell office:value-type="string">
            <text:p>R_0402_IPC</text:p>
          </table:table-cell>
          <table:table-cell office:value-type="string">
            <text:p>RES_1K_0402_5%_OPT</text:p>
          </table:table-cell>
          <table:table-cell table:number-columns-repeated="24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string">
            <text:p>RO9-11,RO13-29,RO45</text:p>
          </table:table-cell>
          <table:table-cell office:value-type="string">
            <text:p>YAE: 9C04021A0R00JEPF3</text:p>
          </table:table-cell>
          <table:table-cell office:value-type="float" office:value="0">
            <text:p>0</text:p>
          </table:table-cell>
          <table:table-cell office:value-type="string">
            <text:p>R_0402_IPC</text:p>
          </table:table-cell>
          <table:table-cell office:value-type="string">
            <text:p>RES_0_0402_5%_OPT</text:p>
          </table:table-cell>
          <table:table-cell table:number-columns-repeated="24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string">
            <text:p>RO30,RO39-40</text:p>
          </table:table-cell>
          <table:table-cell office:value-type="string">
            <text:p>YAE: 9C04021A0R00JEPF3</text:p>
          </table:table-cell>
          <table:table-cell office:value-type="float" office:value="0">
            <text:p>0</text:p>
          </table:table-cell>
          <table:table-cell office:value-type="string">
            <text:p>R_0402_3P_IPC</text:p>
          </table:table-cell>
          <table:table-cell office:value-type="string">
            <text:p>RES_0_0402_5%_OPT3P</text:p>
          </table:table-cell>
          <table:table-cell table:number-columns-repeated="24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string">
            <text:p>RO36-38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  <table:table-cell office:value-type="string">
            <text:p>R_0402_3P_IPC</text:p>
          </table:table-cell>
          <table:table-cell office:value-type="string">
            <text:p>RES_10K_0402_5%_OPT3P</text:p>
          </table:table-cell>
          <table:table-cell table:number-columns-repeated="24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string">
            <text:p>RO42-44</text:p>
          </table:table-cell>
          <table:table-cell office:value-type="string">
            <text:p>YAE: 9C06031A0R00JEPF3</text:p>
          </table:table-cell>
          <table:table-cell office:value-type="float" office:value="0">
            <text:p>0</text:p>
          </table:table-cell>
          <table:table-cell office:value-type="string">
            <text:p>R_0603_IPC</text:p>
          </table:table-cell>
          <table:table-cell office:value-type="string">
            <text:p>RES_0_0603_5%_OPT</text:p>
          </table:table-cell>
          <table:table-cell table:number-columns-repeated="24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string">
            <text:p>RO46-47</text:p>
          </table:table-cell>
          <table:table-cell office:value-type="string">
            <text:p>YAE: RC1206JR-070RL</text:p>
          </table:table-cell>
          <table:table-cell office:value-type="float" office:value="0">
            <text:p>0</text:p>
          </table:table-cell>
          <table:table-cell office:value-type="string">
            <text:p>R_1206_IPC</text:p>
          </table:table-cell>
          <table:table-cell office:value-type="string">
            <text:p>RES_0_1206_5%_OPT</text:p>
          </table:table-cell>
          <table:table-cell table:number-columns-repeated="24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RSET1</text:p>
          </table:table-cell>
          <table:table-cell office:value-type="string">
            <text:p>YAE: 9C04021A4422FKPF3</text:p>
          </table:table-cell>
          <table:table-cell office:value-type="string">
            <text:p>44.2K, 1%</text:p>
          </table:table-cell>
          <table:table-cell office:value-type="string">
            <text:p>R_0402_IPC</text:p>
          </table:table-cell>
          <table:table-cell office:value-type="string">
            <text:p>RES_44R2K_0402_1%</text:p>
          </table:table-cell>
          <table:table-cell table:number-columns-repeated="24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RSET5</text:p>
          </table:table-cell>
          <table:table-cell office:value-type="string">
            <text:p>YAE: RC0402FR-073K16L</text:p>
          </table:table-cell>
          <table:table-cell office:value-type="string">
            <text:p>3.16K, 1%</text:p>
          </table:table-cell>
          <table:table-cell office:value-type="string">
            <text:p>R_0402_IPC</text:p>
          </table:table-cell>
          <table:table-cell office:value-type="string">
            <text:p>RES_3R16K_0402_1%</text:p>
          </table:table-cell>
          <table:table-cell table:number-columns-repeated="24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RSET6</text:p>
          </table:table-cell>
          <table:table-cell office:value-type="string">
            <text:p>YAE: RC0402FR-071K33L</text:p>
          </table:table-cell>
          <table:table-cell office:value-type="string">
            <text:p>1.33K, 1%</text:p>
          </table:table-cell>
          <table:table-cell office:value-type="string">
            <text:p>R_0402_IPC</text:p>
          </table:table-cell>
          <table:table-cell office:value-type="string">
            <text:p>RES_1R33K_0402_1%</text:p>
          </table:table-cell>
          <table:table-cell table:number-columns-repeated="24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RSET7</text:p>
          </table:table-cell>
          <table:table-cell office:value-type="string">
            <text:p>YAE: RC0402FR-071K96L</text:p>
          </table:table-cell>
          <table:table-cell office:value-type="string">
            <text:p>1.96K, 1%</text:p>
          </table:table-cell>
          <table:table-cell office:value-type="string">
            <text:p>R_0402_IPC</text:p>
          </table:table-cell>
          <table:table-cell office:value-type="string">
            <text:p>RES_1R96K_0402_1%</text:p>
          </table:table-cell>
          <table:table-cell table:number-columns-repeated="24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RSET10</text:p>
          </table:table-cell>
          <table:table-cell office:value-type="string">
            <text:p>YAE: 9C04021A1103FKPF3</text:p>
          </table:table-cell>
          <table:table-cell office:value-type="string">
            <text:p>110K, 1%</text:p>
          </table:table-cell>
          <table:table-cell office:value-type="string">
            <text:p>R_0402_IPC</text:p>
          </table:table-cell>
          <table:table-cell office:value-type="string">
            <text:p>RES_110K_0402_1%</text:p>
          </table:table-cell>
          <table:table-cell table:number-columns-repeated="24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string">
            <text:p>SP1-3</text:p>
          </table:table-cell>
          <table:table-cell office:value-type="string">
            <text:p>LIT: PGB102ST23WR</text:p>
          </table:table-cell>
          <table:table-cell office:value-type="string">
            <text:p>PGB102ST23WR</text:p>
          </table:table-cell>
          <table:table-cell office:value-type="string">
            <text:p>SOT23_3T</text:p>
          </table:table-cell>
          <table:table-cell office:value-type="string">
            <text:p>SUP_ESD_SOT23_1KV</text:p>
          </table:table-cell>
          <table:table-cell table:number-columns-repeated="24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CAN: KT11B2SAM3-LFS</text:p>
          </table:table-cell>
          <table:table-cell office:value-type="string">
            <text:p>SPST</text:p>
          </table:table-cell>
          <table:table-cell office:value-type="string">
            <text:p>ITT_KT11B2SAM_T</text:p>
          </table:table-cell>
          <table:table-cell office:value-type="string">
            <text:p>SWITCH_PUSH_SPST_RA_SMT4</text:p>
          </table:table-cell>
          <table:table-cell table:number-columns-repeated="24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SW2-3</text:p>
          </table:table-cell>
          <table:table-cell office:value-type="string">
            <text:p>OMR: A6S-4101</text:p>
          </table:table-cell>
          <table:table-cell office:value-type="string">
            <text:p>4POLE</text:p>
          </table:table-cell>
          <table:table-cell office:value-type="string">
            <text:p>90HB_SERIES</text:p>
          </table:table-cell>
          <table:table-cell office:value-type="string">
            <text:p>SWITCH_DIP_4POLE_0R1_SMT8</text:p>
          </table:table-cell>
          <table:table-cell table:number-columns-repeated="24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T1-2</text:p>
          </table:table-cell>
          <table:table-cell office:value-type="string">
            <text:p>PCA: EPG4011J-LF</text:p>
          </table:table-cell>
          <table:table-cell office:value-type="string">
            <text:p>EPG4011</text:p>
          </table:table-cell>
          <table:table-cell office:value-type="string">
            <text:p>T_EPG4011</text:p>
          </table:table-cell>
          <table:table-cell office:value-type="string">
            <text:p>XFMR_1:1_SOIC24_GENET_QUAD</text:p>
          </table:table-cell>
          <table:table-cell table:number-columns-repeated="24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">
            <text:p>5</text:p>
          </table:table-cell>
          <table:table-cell office:value-type="string">
            <text:p>TP1-5</text:p>
          </table:table-cell>
          <table:table-cell office:value-type="string">
            <text:p>NA</text:p>
          </table:table-cell>
          <table:table-cell office:value-type="string">
            <text:p>TEST POINT</text:p>
          </table:table-cell>
          <table:table-cell office:value-type="string">
            <text:p>TP_SMT_1MM</text:p>
          </table:table-cell>
          <table:table-cell office:value-type="string">
            <text:p>PAD_1MM_SMT</text:p>
          </table:table-cell>
          <table:table-cell table:number-columns-repeated="24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AMC: PPC440EPX-SUA667T</text:p>
          </table:table-cell>
          <table:table-cell office:value-type="string">
            <text:p>440EPX/GRX</text:p>
          </table:table-cell>
          <table:table-cell office:value-type="string">
            <text:p>BGA100P34X34-680T</text:p>
          </table:table-cell>
          <table:table-cell office:value-type="string">
            <text:p>IC_CPU_TE-PBGA680_440EPX-GRX</text:p>
          </table:table-cell>
          <table:table-cell table:number-columns-repeated="24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LIN: LTC3736EUF#PBF</text:p>
          </table:table-cell>
          <table:table-cell office:value-type="string">
            <text:p>LTC3736EUF</text:p>
          </table:table-cell>
          <table:table-cell office:value-type="string">
            <text:p>QFN_24_UF</text:p>
          </table:table-cell>
          <table:table-cell office:value-type="string">
            <text:p>REG_SW_QFN24_LTC3736</text:p>
          </table:table-cell>
          <table:table-cell table:number-columns-repeated="24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TI: TPS51100DGQG4</text:p>
          </table:table-cell>
          <table:table-cell office:value-type="string">
            <text:p>TPS51100</text:p>
          </table:table-cell>
          <table:table-cell office:value-type="string">
            <text:p>SOPT50X490-11T</text:p>
          </table:table-cell>
          <table:table-cell office:value-type="string">
            <text:p>REG_LIN_MSOP10_TPS51100_DDRTERM</text:p>
          </table:table-cell>
          <table:table-cell table:number-columns-repeated="249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TYC: AXH016A0X3</text:p>
          </table:table-cell>
          <table:table-cell table:number-columns-repeated="2" office:value-type="string">
            <text:p>AXH016A0X3</text:p>
          </table:table-cell>
          <table:table-cell office:value-type="string">
            <text:p>REG_MOD_10PIN_SIP_0R75V+_16A</text:p>
          </table:table-cell>
          <table:table-cell table:number-columns-repeated="249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TI: PTN04050CAZ</text:p>
          </table:table-cell>
          <table:table-cell office:value-type="string">
            <text:p>PTN04050CAZ</text:p>
          </table:table-cell>
          <table:table-cell office:value-type="string">
            <text:p>PTN04050C</text:p>
          </table:table-cell>
          <table:table-cell office:value-type="string">
            <text:p>REG_MOD_4PIN_POLA_5V+_12W</text:p>
          </table:table-cell>
          <table:table-cell table:number-columns-repeated="249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TI: PTN04050AAZ</text:p>
          </table:table-cell>
          <table:table-cell office:value-type="string">
            <text:p>PTN04050AAZ</text:p>
          </table:table-cell>
          <table:table-cell office:value-type="string">
            <text:p>PTN04050A</text:p>
          </table:table-cell>
          <table:table-cell office:value-type="string">
            <text:p>REG_MOD_5PIN_POLA_-3R3V+_6W</text:p>
          </table:table-cell>
          <table:table-cell table:number-columns-repeated="249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U7-8</text:p>
          </table:table-cell>
          <table:table-cell office:value-type="string">
            <text:p>MIP: MCP1726-ADJ2E/MF</text:p>
          </table:table-cell>
          <table:table-cell office:value-type="string">
            <text:p>MCP1726</text:p>
          </table:table-cell>
          <table:table-cell office:value-type="string">
            <text:p>DFN_PACK_8</text:p>
          </table:table-cell>
          <table:table-cell office:value-type="string">
            <text:p>REG_LIN_DFN8_MCP1726_ADJ</text:p>
          </table:table-cell>
          <table:table-cell table:number-columns-repeated="249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string">
            <text:p>U9</text:p>
          </table:table-cell>
          <table:table-cell office:value-type="string">
            <text:p>CYP: CY22381FXC_0211P2</text:p>
          </table:table-cell>
          <table:table-cell office:value-type="string">
            <text:p>CY22381FX_0211</text:p>
          </table:table-cell>
          <table:table-cell office:value-type="string">
            <text:p>SOIC127P600-8L</text:p>
          </table:table-cell>
          <table:table-cell office:value-type="string">
            <text:p>IC_CLKGEN_SOIC8_0211P21</text:p>
          </table:table-cell>
          <table:table-cell table:number-columns-repeated="249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string">
            <text:p>U10</text:p>
          </table:table-cell>
          <table:table-cell office:value-type="string">
            <text:p>CYP: CY2292FZXC_0211P1</text:p>
          </table:table-cell>
          <table:table-cell office:value-type="string">
            <text:p>CY2292FZX_0211</text:p>
          </table:table-cell>
          <table:table-cell office:value-type="string">
            <text:p>SOP63X600-16</text:p>
          </table:table-cell>
          <table:table-cell office:value-type="string">
            <text:p>IC_CLKGEN_TSSOP16_0211P10</text:p>
          </table:table-cell>
          <table:table-cell table:number-columns-repeated="249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string">
            <text:p>U11-14</text:p>
          </table:table-cell>
          <table:table-cell office:value-type="string">
            <text:p>MIR: MT47H64M16BT-3</text:p>
          </table:table-cell>
          <table:table-cell office:value-type="string">
            <text:p>64MBX16 DDR2</text:p>
          </table:table-cell>
          <table:table-cell office:value-type="string">
            <text:p>FBGA80P6X17-92_12MM</text:p>
          </table:table-cell>
          <table:table-cell office:value-type="string">
            <text:p>MEMDDR2_1GBX16_FBGA92_333MHZ</text:p>
          </table:table-cell>
          <table:table-cell table:number-columns-repeated="249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U15</text:p>
          </table:table-cell>
          <table:table-cell office:value-type="string">
            <text:p>SPA: S29GL512N11FFI010</text:p>
          </table:table-cell>
          <table:table-cell office:value-type="string">
            <text:p>32MX16 MIRROR BIT</text:p>
          </table:table-cell>
          <table:table-cell office:value-type="string">
            <text:p>BGA100P8X8-64C</text:p>
          </table:table-cell>
          <table:table-cell office:value-type="string">
            <text:p>MEMF_512MBX16_BGA64_MBIT_110NS</text:p>
          </table:table-cell>
          <table:table-cell table:number-columns-repeated="24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U16,U20</text:p>
          </table:table-cell>
          <table:table-cell office:value-type="string">
            <text:p>INS: ICL3225ECAZ</text:p>
          </table:table-cell>
          <table:table-cell office:value-type="string">
            <text:p>ICL3225ECA</text:p>
          </table:table-cell>
          <table:table-cell office:value-type="string">
            <text:p>SOP65X780-20</text:p>
          </table:table-cell>
          <table:table-cell office:value-type="string">
            <text:p>IC_RS232_SSOP20_3225_E3-5V</text:p>
          </table:table-cell>
          <table:table-cell table:number-columns-repeated="249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U17-18,U29</text:p>
          </table:table-cell>
          <table:table-cell office:value-type="string">
            <text:p>ATM: AT24C04U3-10UU-1.8</text:p>
          </table:table-cell>
          <table:table-cell office:value-type="string">
            <text:p>AT24C04</text:p>
          </table:table-cell>
          <table:table-cell office:value-type="string">
            <text:p>BGA100-50P2X4-8A</text:p>
          </table:table-cell>
          <table:table-cell office:value-type="string">
            <text:p>MEMEE_512MBX8_DBGA8_100KHZ_I2C</text:p>
          </table:table-cell>
          <table:table-cell table:number-columns-repeated="24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string">
            <text:p>U19</text:p>
          </table:table-cell>
          <table:table-cell office:value-type="string">
            <text:p>ANA: AD7414ARTZ-0</text:p>
          </table:table-cell>
          <table:table-cell office:value-type="string">
            <text:p>AD7414-0</text:p>
          </table:table-cell>
          <table:table-cell office:value-type="string">
            <text:p>SOT_23_6</text:p>
          </table:table-cell>
          <table:table-cell office:value-type="string">
            <text:p>IC_TEMP_SOT23-6_I2C_AD7414-0</text:p>
          </table:table-cell>
          <table:table-cell table:number-columns-repeated="24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U21,U23</text:p>
          </table:table-cell>
          <table:table-cell office:value-type="string">
            <text:p>TI: SN74CBTLV16800VR</text:p>
          </table:table-cell>
          <table:table-cell office:value-type="string">
            <text:p>74CBTLV16800</text:p>
          </table:table-cell>
          <table:table-cell office:value-type="string">
            <text:p>SOP40P600-48</text:p>
          </table:table-cell>
          <table:table-cell office:value-type="string">
            <text:p>IC_BUSSWPCHG_TVSOP48_7416800</text:p>
          </table:table-cell>
          <table:table-cell table:number-columns-repeated="24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string">
            <text:p>U22</text:p>
          </table:table-cell>
          <table:table-cell office:value-type="string">
            <text:p>SAG: K9F1208U0B-PCB0000</text:p>
          </table:table-cell>
          <table:table-cell office:value-type="string">
            <text:p>64MBX8</text:p>
          </table:table-cell>
          <table:table-cell office:value-type="string">
            <text:p>SOPT50X2000-48L</text:p>
          </table:table-cell>
          <table:table-cell office:value-type="string">
            <text:p>MEMF_512MBX8_TSOP48_50NS_NAND</text:p>
          </table:table-cell>
          <table:table-cell table:number-columns-repeated="24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string">
            <text:p>U24</text:p>
          </table:table-cell>
          <table:table-cell office:value-type="string">
            <text:p>SMS: GT3250-ABZJ</text:p>
          </table:table-cell>
          <table:table-cell office:value-type="string">
            <text:p>GT3250-ABZJ</text:p>
          </table:table-cell>
          <table:table-cell office:value-type="string">
            <text:p>QFN50P800X800-56W6N</text:p>
          </table:table-cell>
          <table:table-cell office:value-type="string">
            <text:p>IC_USB2R0-PHY_TQFP56_GT3250-ABZ</text:p>
          </table:table-cell>
          <table:table-cell table:number-columns-repeated="24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string">
            <text:p>U25</text:p>
          </table:table-cell>
          <table:table-cell office:value-type="string">
            <text:p>ALT: EPM240T100C3N</text:p>
          </table:table-cell>
          <table:table-cell office:value-type="string">
            <text:p>EPM240T</text:p>
          </table:table-cell>
          <table:table-cell office:value-type="string">
            <text:p>TQFP100_A</text:p>
          </table:table-cell>
          <table:table-cell office:value-type="string">
            <text:p>IC_CPLD_TQFP100_EPM240-DES0211</text:p>
          </table:table-cell>
          <table:table-cell table:number-columns-repeated="24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string">
            <text:p>U26-28,U30,U36-37</text:p>
          </table:table-cell>
          <table:table-cell office:value-type="string">
            <text:p>PER: PI5A3157ZAEX</text:p>
          </table:table-cell>
          <table:table-cell office:value-type="string">
            <text:p>PI5A3157</text:p>
          </table:table-cell>
          <table:table-cell office:value-type="string">
            <text:p>TDFN_ZA-6</text:p>
          </table:table-cell>
          <table:table-cell office:value-type="string">
            <text:p>IC_ANSW_ZDFN6_SPDT_XXX3157</text:p>
          </table:table-cell>
          <table:table-cell table:number-columns-repeated="24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string">
            <text:p>U31</text:p>
          </table:table-cell>
          <table:table-cell office:value-type="string">
            <text:p>MIC: MIC2774N-29YM5</text:p>
          </table:table-cell>
          <table:table-cell office:value-type="string">
            <text:p>MIC2774N-29</text:p>
          </table:table-cell>
          <table:table-cell office:value-type="string">
            <text:p>SOT_23_5</text:p>
          </table:table-cell>
          <table:table-cell office:value-type="string">
            <text:p>IC_RSTVM_SOT235_2774_THR2R93V</text:p>
          </table:table-cell>
          <table:table-cell table:number-columns-repeated="24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string">
            <text:p>U32</text:p>
          </table:table-cell>
          <table:table-cell office:value-type="string">
            <text:p>ICS: ICS97U877XKLF-T</text:p>
          </table:table-cell>
          <table:table-cell office:value-type="string">
            <text:p>9X877</text:p>
          </table:table-cell>
          <table:table-cell office:value-type="string">
            <text:p>QFN50P600X600-40W2N</text:p>
          </table:table-cell>
          <table:table-cell office:value-type="string">
            <text:p>IC_CLKBUF_QFN40_DIFF_10OUT</text:p>
          </table:table-cell>
          <table:table-cell table:number-columns-repeated="24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U33-34</text:p>
          </table:table-cell>
          <table:table-cell office:value-type="string">
            <text:p>MAR: 88E1111-B2-CAA1C000</text:p>
          </table:table-cell>
          <table:table-cell table:style-name="ce5" office:value-type="float" office:value="1.#INF">
            <text:p>1.#INF</text:p>
          </table:table-cell>
          <table:table-cell office:value-type="string">
            <text:p>BCC_PACK_96</text:p>
          </table:table-cell>
          <table:table-cell office:value-type="string">
            <text:p>IC_ENETG_96BCC_88E1111</text:p>
          </table:table-cell>
          <table:table-cell table:number-columns-repeated="249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string">
            <text:p>U35</text:p>
          </table:table-cell>
          <table:table-cell office:value-type="string">
            <text:p>TI: SN74LVC1G08DCKR</text:p>
          </table:table-cell>
          <table:table-cell office:value-type="string">
            <text:p>74LVC1G08</text:p>
          </table:table-cell>
          <table:table-cell office:value-type="string">
            <text:p>SC70_5</text:p>
          </table:table-cell>
          <table:table-cell office:value-type="string">
            <text:p>IC_AND_SC70_SINGLE_74LVC1G08</text:p>
          </table:table-cell>
          <table:table-cell table:number-columns-repeated="24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string">
            <text:p>VR1-6</text:p>
          </table:table-cell>
          <table:table-cell office:value-type="string">
            <text:p>LIF: V5.5MLA0603XXX</text:p>
          </table:table-cell>
          <table:table-cell office:value-type="string">
            <text:p>5.5V 20A</text:p>
          </table:table-cell>
          <table:table-cell office:value-type="string">
            <text:p>VR_0603</text:p>
          </table:table-cell>
          <table:table-cell office:value-type="string">
            <text:p>VAR_5R5V_0603_30A</text:p>
          </table:table-cell>
          <table:table-cell table:number-columns-repeated="249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string">
            <text:p>Y1</text:p>
          </table:table-cell>
          <table:table-cell office:value-type="string">
            <text:p>CIT: CS10-22.1184MABJ-UT (DIGI-KEY: 300-8102-1-ND)</text:p>
          </table:table-cell>
          <table:table-cell office:value-type="string">
            <text:p>22.1184MHZ</text:p>
          </table:table-cell>
          <table:table-cell office:value-type="string">
            <text:p>FX532A</text:p>
          </table:table-cell>
          <table:table-cell office:value-type="string">
            <text:p>XTAL_22R1184MHZ_SMT6X3_18PF_50P</text:p>
          </table:table-cell>
          <table:table-cell table:number-columns-repeated="249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string">
            <text:p>Y2</text:p>
          </table:table-cell>
          <table:table-cell office:value-type="string">
            <text:p>CIT: CS10-12.000MABJ-UT (DIGI-KEY: 300-8089-1-ND)</text:p>
          </table:table-cell>
          <table:table-cell office:value-type="string">
            <text:p>12.00 MHZ</text:p>
          </table:table-cell>
          <table:table-cell office:value-type="string">
            <text:p>FX532A</text:p>
          </table:table-cell>
          <table:table-cell office:value-type="string">
            <text:p>XTAL_12R00MHZ_SMT6X3_18PF_50PPM</text:p>
          </table:table-cell>
          <table:table-cell table:number-columns-repeated="249"/>
        </table:table-row>
        <table:table-row table:style-name="ro4" table:number-rows-repeated="65421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0">2007/04/10</text:date>, <text:time>15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10T11:01:57</meta:creation-date>
    <dc:creator>Francois Kapp</dc:creator>
    <dc:date>2007-04-10T15:18:50</dc:date>
    <dc:language>en-US</dc:language>
    <meta:editing-cycles>3</meta:editing-cycles>
    <meta:editing-duration>PT4H15M36S</meta:editing-duration>
    <meta:user-defined meta:name="Info 1"/>
    <meta:user-defined meta:name="Info 2"/>
    <meta:user-defined meta:name="Info 3"/>
    <meta:user-defined meta:name="Info 4"/>
    <meta:document-statistic meta:table-count="1" meta:cell-count="800"/>
  </office:meta>
</office:document-meta>
</file>